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d3809" officeooo:paragraph-rsid="001d3809" style:font-weight-asian="bold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Y PLANIFICACIÓN</text:p>
      <text:p text:style-name="P1">1. Análisis de Requerimientos</text:p>
      <text:p text:style-name="P1">Público Objetivo</text:p>
      <text:p text:style-name="P1">La campaña de marketing digital para Feria Valencia se dirige a tres segmentos principales:</text:p>
      <text:p text:style-name="Standard"/>
      <text:p text:style-name="P3">a) Visitantes</text:p>
      <text:p text:style-name="Standard">Perfil:</text:p>
      <text:p text:style-name="Standard"/>
      <text:p text:style-name="Standard">Aficionados al motociclismo (18-55 años)</text:p>
      <text:p text:style-name="Standard">Compradores potenciales de motos y accesorios</text:p>
      <text:p text:style-name="Standard">Asistentes a eventos deportivos (ej: GP de Cheste)</text:p>
      <text:p text:style-name="Standard">Intereses:</text:p>
      <text:p text:style-name="Standard">Novedades del sector</text:p>
      <text:p text:style-name="Standard">Ofertas exclusivas</text:p>
      <text:p text:style-name="Standard">Experiencias interactivas (pruebas de motos, simuladores)</text:p>
      <text:p text:style-name="Standard"/>
      <text:p text:style-name="P3">b) Expositores</text:p>
      <text:p text:style-name="Standard">Perfil:</text:p>
      <text:p text:style-name="Standard">Marcas de motocicletas (ej: Honda, Yamaha)</text:p>
      <text:p text:style-name="Standard">Fabricantes de accesorios (cascos, equipamiento)</text:p>
      <text:p text:style-name="Standard">Proveedores de servicios (seguros, financiación)</text:p>
      <text:p text:style-name="Standard">Necesidades:</text:p>
      <text:p text:style-name="Standard">Generar leads cualificados</text:p>
      <text:p text:style-name="Standard">Mostrar novedades</text:p>
      <text:p text:style-name="Standard">Networking con distribuidores</text:p>
      <text:p text:style-name="Standard"/>
      <text:p text:style-name="P3">c) Organizadores y Medios</text:p>
      <text:p text:style-name="Standard">Perfil:</text:p>
      <text:p text:style-name="Standard">Prensa especializada (revistas, blogs de motor)</text:p>
      <text:p text:style-name="Standard">Influencers del sector</text:p>
      <text:p text:style-name="Standard">Patrocinadores (ej: Red Bull, Mapfre)</text:p>
      <text:p text:style-name="Standard">Objetivos:</text:p>
      <text:p text:style-name="Standard">Difusión del evento</text:p>
      <text:p text:style-name="Standard">Contenido exclusivo para redes social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16:33:20.881000000</meta:creation-date>
    <meta:generator>LibreOffice/7.5.3.2$Windows_X86_64 LibreOffice_project/9f56dff12ba03b9acd7730a5a481eea045e468f3</meta:generator>
    <dc:date>2025-05-22T19:11:59.689000000</dc:date>
    <meta:editing-duration>PT2H38M38S</meta:editing-duration>
    <meta:editing-cycles>4</meta:editing-cycles>
    <meta:document-statistic meta:table-count="0" meta:image-count="0" meta:object-count="0" meta:page-count="1" meta:paragraph-count="30" meta:word-count="113" meta:character-count="869" meta:non-whitespace-character-count="786"/>
  </office:meta>
</office:document-meta>
</file>